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f79" officeooo:paragraph-rsid="001aef79"/>
    </style:style>
    <style:style style:name="P2" style:family="paragraph" style:parent-style-name="Standard">
      <style:paragraph-properties fo:text-align="justify" style:justify-single-word="false"/>
      <style:text-properties officeooo:rsid="001d461c" officeooo:paragraph-rsid="001d461c"/>
    </style:style>
    <style:style style:name="P3" style:family="paragraph" style:parent-style-name="Standard">
      <style:paragraph-properties fo:text-align="center" style:justify-single-word="false"/>
      <style:text-properties officeooo:rsid="001f1881" officeooo:paragraph-rsid="001f188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1881" officeooo:paragraph-rsid="001f18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ef79" officeooo:paragraph-rsid="001aef7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f1881" officeooo:paragraph-rsid="001f1881" style:font-weight-asian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weight="normal" officeooo:rsid="001f1881" officeooo:paragraph-rsid="001f1881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1f1881" officeooo:paragraph-rsid="001f188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авоведение</text:p>
      <text:p text:style-name="P1">Виноградова Татьяна Станиславовна</text:p>
      <text:p text:style-name="P1"/>
      <text:p text:style-name="P2">Методические указания хорошо брать на контрольные. </text:p>
      <text:p text:style-name="P2"/>
      <text:p text:style-name="P3">1 лекция</text:p>
      <text:p text:style-name="P4">Понятие и сущность права</text:p>
      <text:p text:style-name="P6">Дать точное определение нельзя. </text:p>
      <text:p text:style-name="P6"/>
      <text:p text:style-name="P7"><text:span text:style-name="T1">Право</text:span> — совокупность признаваемых обществом общеобязательных правил поведения санкционированных и охраняемых государством, которые выступают нормативным регулятором общественных отношений.</text:p>
      <text:p text:style-name="P8">Право и правила — синонимы. </text:p>
      <text:p text:style-name="P8"/>
      <text:p text:style-name="P8">Правила устанавливаются только для двух видов субъектов — физические и юридические лица.</text:p>
      <text:p text:style-name="P8">Субъектом является только человек, а юридические лица — сообщества людей.</text:p>
      <text:p text:style-name="P8"/>
      <text:p text:style-name="P8">Государство — система органов. В государстве есть законодательный орган, у нас — законодательное собрание.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35:20.303440640</meta:creation-date>
    <dc:date>2018-09-06T17:49:19.568125560</dc:date>
    <meta:editing-duration>PT13M5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73" meta:character-count="644" meta:non-whitespace-character-count="572"/>
  </office:meta>
</office:document-meta>
</file>